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tyle="normal" fo:font-weight="normal" fo:background-color="#ff000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tyle="normal" fo:font-weight="normal" fo:background-color="#280099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tyle="normal" fo:font-weight="normal" fo:background-color="#00ff0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tyle="normal" fo:font-weight="normal" fo:background-color="#ffff00" style:font-style-asian="normal" style:font-weight-asian="normal" style:font-style-complex="normal" style:font-weight-complex="normal"/>
    </style:style>
    <style:style style:name="P6" style:family="paragraph" style:parent-style-name="Standard" style:master-page-name="Standard">
      <style:paragraph-properties fo:text-align="start" style:justify-single-word="false" style:page-number="auto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is<text:span text:style-name="T1"> </text:span>is<text:span text:style-name="T1"> </text:span>a<text:span text:style-name="T1"> </text:span>test<text:span text:style-name="T1"> </text:span>of<text:span text:style-name="T1"> </text:span>highlighted<text:span text:style-name="T1"> </text:span>text.</text:p>
      <text:p text:style-name="P1"/>
      <text:p text:style-name="P2">This<text:span text:style-name="T1"> </text:span>is<text:span text:style-name="T1"> </text:span>highlighted<text:span text:style-name="T1"> </text:span>red</text:p>
      <text:p text:style-name="P1"/>
      <text:p text:style-name="P3">This<text:span text:style-name="T1"> </text:span>is<text:span text:style-name="T1"> </text:span>highlighted<text:span text:style-name="T1"> </text:span>blue</text:p>
      <text:p text:style-name="P1"/>
      <text:p text:style-name="P4">This<text:span text:style-name="T1"> </text:span>is<text:span text:style-name="T1"> </text:span>highlighted<text:span text:style-name="T1"> </text:span>green</text:p>
      <text:p text:style-name="P1"/>
      <text:p text:style-name="P5">Wheeeeeeee<text:span text:style-name="T1"> </text:span>yel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22:01</dc:date>
    <meta:editing-cycles>7</meta:editing-cycles>
    <meta:editing-duration>PT8M23S</meta:editing-duration>
    <meta:document-statistic meta:table-count="0" meta:image-count="0" meta:object-count="0" meta:page-count="1" meta:paragraph-count="5" meta:word-count="21" meta:character-count="125" meta:non-whitespace-character-count="109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